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font-style="italic" style:font-style-asian="italic"/>
    </style:style>
    <style:style style:name="T15" style:parent-style-name="Absatz-Standardschriftart" style:family="text">
      <style:text-properties fo:font-size="9pt" style:font-size-asian="9pt"/>
    </style:style>
    <style:style style:name="P16" style:parent-style-name="Standard" style:family="paragraph">
      <style:text-properties fo:font-style="italic" style:font-style-asian="italic"/>
    </style:style>
    <style:style style:name="T17" style:parent-style-name="Absatz-Standardschriftart" style:family="text">
      <style:text-properties fo:font-size="9pt" style:font-size-asian="9pt"/>
    </style:style>
    <style:style style:name="T18" style:parent-style-name="Absatz-Standardschriftart" style:family="text">
      <style:text-properties fo:font-size="9pt" style:font-size-asian="9pt"/>
    </style:style>
    <style:style style:name="P19" style:parent-style-name="Standard" style:family="paragraph">
      <style:text-properties fo:font-style="italic" style:font-style-asian="italic"/>
    </style:style>
    <style:style style:name="T20" style:parent-style-name="Absatz-Standardschriftart" style:family="text">
      <style:text-properties fo:font-size="9pt" style:font-size-asian="9pt"/>
    </style:style>
    <style:style style:name="T21" style:parent-style-name="Absatz-Standardschriftart" style:family="text">
      <style:text-properties fo:font-size="9pt" style:font-size-asian="9pt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Absatz-Standardschriftart" style:family="text">
      <style:text-properties fo:font-size="9pt" style:font-size-asian="9pt"/>
    </style:style>
    <style:style style:name="P24" style:parent-style-name="Standard" style:family="paragraph">
      <style:text-properties fo:font-style="italic" style:font-style-asian="italic"/>
    </style:style>
    <style:style style:name="T25" style:parent-style-name="Absatz-Standardschriftart" style:family="text">
      <style:text-properties fo:font-size="9pt" style:font-size-asian="9pt"/>
    </style:style>
    <style:style style:name="T26" style:parent-style-name="Absatz-Standardschriftart" style:family="text">
      <style:text-properties fo:font-size="9pt" style:font-size-asian="9pt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Absatz-Standardschriftart" style:family="text">
      <style:text-properties fo:font-size="9pt" style:font-size-asian="9pt"/>
    </style:style>
    <style:style style:name="T29" style:parent-style-name="Absatz-Standardschriftart" style:family="text">
      <style:text-properties fo:font-size="9pt" style:font-size-asian="9pt"/>
    </style:style>
    <style:style style:name="P30" style:parent-style-name="Standard" style:family="paragraph">
      <style:text-properties fo:font-size="9pt" style:font-size-asian="9pt"/>
    </style:style>
    <style:style style:name="P31" style:parent-style-name="Standard" style:family="paragraph">
      <style:text-properties fo:font-style="italic" style:font-style-asian="italic"/>
    </style:style>
    <style:style style:name="T32" style:parent-style-name="Absatz-Standardschriftart" style:family="text">
      <style:text-properties fo:font-size="10pt" style:font-size-asian="10pt"/>
    </style:style>
    <style:style style:name="P33" style:parent-style-name="Standard" style:family="paragraph">
      <style:text-properties fo:font-size="10pt" style:font-size-asian="10pt"/>
    </style:style>
    <style:style style:name="P34" style:parent-style-name="Standard" style:family="paragraph">
      <style:text-properties fo:font-style="italic" style:font-style-asian="italic"/>
    </style:style>
    <style:style style:name="T35" style:parent-style-name="Absatz-Standardschriftart" style:family="text">
      <style:text-properties fo:font-size="10pt" style:font-size-asian="10pt"/>
    </style:style>
    <style:style style:name="P36" style:parent-style-name="Standard" style:family="paragraph">
      <style:text-properties fo:font-style="italic" style:font-style-asian="italic"/>
    </style:style>
    <style:style style:name="T37" style:parent-style-name="Absatz-Standardschriftart" style:family="text">
      <style:text-properties fo:font-size="9pt" style:font-size-asian="9pt"/>
    </style:style>
    <style:style style:name="P38" style:parent-style-name="Standard" style:family="paragraph">
      <style:text-properties fo:font-style="italic" style:font-style-asian="italic"/>
    </style:style>
    <style:style style:name="T39" style:parent-style-name="Absatz-Standardschriftart" style:family="text">
      <style:text-properties fo:font-size="9pt" style:font-size-asian="9pt"/>
    </style:style>
    <style:style style:name="T40" style:parent-style-name="Absatz-Standardschriftart" style:family="text">
      <style:text-properties fo:font-size="9pt" style:font-size-asian="9pt"/>
    </style:style>
    <style:style style:name="T41" style:parent-style-name="Absatz-Standardschriftart" style:family="text">
      <style:text-properties fo:font-size="9pt" style:font-size-asian="9pt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Absatz-Standardschriftart" style:family="text">
      <style:text-properties fo:font-size="9pt" style:font-size-asian="9pt"/>
    </style:style>
    <style:style style:name="T44" style:parent-style-name="Absatz-Standardschriftart" style:family="text">
      <style:text-properties fo:font-size="9pt" style:font-size-asian="9pt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Absatz-Standardschriftart" style:family="text">
      <style:text-properties fo:font-size="9pt" style:font-size-asian="9pt" style:font-size-complex="9pt"/>
    </style:style>
    <style:style style:name="T47" style:parent-style-name="Absatz-Standardschriftart" style:family="text">
      <style:text-properties fo:font-size="9pt" style:font-size-asian="9pt" style:font-size-complex="9pt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size="9pt" style:font-size-asian="9pt" style:font-size-complex="9pt"/>
    </style:style>
    <style:style style:name="T50" style:parent-style-name="Absatz-Standardschriftart" style:family="text">
      <style:text-properties fo:font-size="9pt" style:font-size-asian="9pt" style:font-size-complex="9pt"/>
    </style:style>
    <style:style style:name="P51" style:parent-style-name="Standard" style:family="paragraph">
      <style:text-properties fo:font-style="italic" style:font-style-asian="italic" fo:language="de" fo:country="DE"/>
    </style:style>
    <style:style style:name="P52" style:parent-style-name="Standard" style:family="paragraph">
      <style:text-properties fo:font-size="9pt" style:font-size-asian="9pt"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Listenabsatz" style:family="paragraph">
      <style:text-properties fo:font-size="11pt" style:font-size-asian="11pt"/>
    </style:style>
    <style:style style:name="P55" style:parent-style-name="Listenabsatz" style:family="paragraph">
      <style:text-properties fo:font-size="11pt" style:font-size-asian="11pt"/>
    </style:style>
    <style:style style:name="P56" style:parent-style-name="Listenabsatz" style:family="paragraph"/>
    <style:style style:name="T57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T58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T59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P60" style:parent-style-name="Listenabsatz" style:family="paragraph"/>
    <style:style style:name="T61" style:parent-style-name="Absatz-Standardschriftart" style:family="text">
      <style:text-properties fo:font-size="11pt" style:font-size-asian="11pt"/>
    </style:style>
    <style:style style:name="T62" style:parent-style-name="Absatz-Standardschriftart" style:family="text">
      <style:text-properties fo:font-weight="bold" style:font-weight-asian="bold" fo:font-size="11pt" style:font-size-asian="11pt"/>
    </style:style>
    <style:style style:name="T63" style:parent-style-name="Absatz-Standardschriftart" style:family="text">
      <style:text-properties fo:font-size="11pt" style:font-size-asian="11pt"/>
    </style:style>
    <style:style style:name="P64" style:parent-style-name="Listenabsatz" style:family="paragraph"/>
    <style:style style:name="T65" style:parent-style-name="Absatz-Standardschriftart" style:family="text">
      <style:text-properties fo:font-size="11pt" style:font-size-asian="11pt"/>
    </style:style>
    <style:style style:name="T66" style:parent-style-name="Absatz-Standardschriftart" style:family="text">
      <style:text-properties fo:font-size="11pt" style:font-size-asian="11pt"/>
    </style:style>
    <style:style style:name="T67" style:parent-style-name="Absatz-Standardschriftart" style:family="text">
      <style:text-properties fo:font-size="11pt" style:font-size-asian="11pt"/>
    </style:style>
    <style:style style:name="T68" style:parent-style-name="Absatz-Standardschriftart" style:family="text">
      <style:text-properties fo:font-size="11pt" style:font-size-asian="11pt"/>
    </style:style>
    <style:style style:name="T69" style:parent-style-name="Absatz-Standardschriftart" style:family="text">
      <style:text-properties fo:font-weight="bold" style:font-weight-asian="bold" fo:font-size="11pt" style:font-size-asian="11pt"/>
    </style:style>
    <style:style style:name="T70" style:parent-style-name="Absatz-Standardschriftart" style:family="text">
      <style:text-properties fo:font-size="11pt" style:font-size-asian="11pt"/>
    </style:style>
    <style:style style:name="P71" style:parent-style-name="Listenabsatz" style:family="paragraph"/>
    <style:style style:name="T72" style:parent-style-name="Absatz-Standardschriftart" style:family="text">
      <style:text-properties fo:font-size="11pt" style:font-size-asian="11pt"/>
    </style:style>
    <style:style style:name="T73" style:parent-style-name="Absatz-Standardschriftart" style:family="text">
      <style:text-properties fo:font-weight="bold" style:font-weight-asian="bold" fo:font-size="11pt" style:font-size-asian="11pt"/>
    </style:style>
    <style:style style:name="T74" style:parent-style-name="Absatz-Standardschriftart" style:family="text">
      <style:text-properties fo:font-size="11pt" style:font-size-asian="11pt"/>
    </style:style>
    <style:style style:name="P75" style:parent-style-name="Listenabsatz" style:family="paragraph"/>
    <style:style style:name="T76" style:parent-style-name="Absatz-Standardschriftart" style:family="text">
      <style:text-properties fo:font-size="11pt" style:font-size-asian="11pt"/>
    </style:style>
    <style:style style:name="T77" style:parent-style-name="Absatz-Standardschriftart" style:family="text">
      <style:text-properties fo:font-size="11pt" style:font-size-asian="11pt"/>
    </style:style>
    <style:style style:name="T78" style:parent-style-name="Absatz-Standardschriftart" style:family="text">
      <style:text-properties fo:font-weight="bold" style:font-weight-asian="bold" fo:font-size="11pt" style:font-size-asian="11pt"/>
    </style:style>
    <style:style style:name="T79" style:parent-style-name="Absatz-Standardschriftart" style:family="text">
      <style:text-properties fo:font-size="11pt" style:font-size-asian="11pt"/>
    </style:style>
  </office:automatic-styles>
  <office:body>
    <office:text text:use-soft-page-breaks="true">
      <text:p text:style-name="P1">Ist das Risiko Big Data für die Privatsphäre regulierbar?</text:p>
      <text:p text:style-name="P2"><text:tab/>Sind Big Data und Privatsphäre vereinbar? Chancen und Risiken am Beispiel Google.</text:p>
      <text:list text:style-name="LFO1" text:continue-numbering="true">
        <text:list-item>
          <text:p text:style-name="P3">Privatsphäre, Erläuterung/Abschätzung<text:s/>status quo</text:p>
        </text:list-item>
        <text:list-item>
          <text:p text:style-name="P4">Big Data, Privatsphäre (und andere Risiken)</text:p>
        </text:list-item>
        <text:list-item>
          <text:p text:style-name="P5">Wirtschaftliche Chancen und Probleme</text:p>
        </text:list-item>
        <text:list-item>
          <text:p text:style-name="P6">Gesellschaftliche Chancen und Probleme</text:p>
        </text:list-item>
        <text:list-item>
          <text:p text:style-name="P7">Evaluation.</text:p>
        </text:list-item>
      </text:list>
      <text:p text:style-name="P8"/>
      <text:p text:style-name="P9"/>
      <text:p text:style-name="P10"/>
      <text:p text:style-name="P11">- Big Data</text:p>
      <text:p text:style-name="P12">- Privatsphäre und Big Dara</text:p>
      <text:p text:style-name="P13">- Warum Privatsphäre</text:p>
      <text:p text:style-name="Standard">- living with big data</text:p>
      <text:p text:style-name="Standard"/>
      <text:p text:style-name="P14">The rise of “big data” on<text:s/>cloud computing: Review and open research issues</text:p>
      <text:p text:style-name="Standard"><text:a xlink:href="https://www.sciencedirect.com/science/article/pii/S0306437914001288" office:target-frame-name="_top" xlink:show="replace"><text:span text:style-name="T15">https://www.sciencedirect.com/science/article/pii/S0306437914001288</text:span></text:a></text:p>
      <text:p text:style-name="Standard"/>
      <text:p text:style-name="P16">Searching for Information Online: Using Big Data to Identify the Concerns of Potential Army Recruits</text:p>
      <text:p text:style-name="Standard"><text:a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><text:span text:style-name="T17">https://vpn.dmz.nordakademie.de/proxy/0ab74ebe/http/www.jstor.org/stable/10.7249/j.ctt1b67wpk.1?Search=yes&amp;resultItemClick=true&amp;searchText=big&amp;searchText=data&amp;searchText=googl</text:span><text:span text:style-name="T18">e&amp;searchUri=%2Faction%2FdoBasicSearch%3FQuery%3Dbig%2Bdata%2Bgoogle&amp;seq=1#page_scan_tab_contents</text:span></text:a></text:p>
      <text:p text:style-name="Standard"/>
      <text:p text:style-name="P19">information ownership in the age of big data</text:p>
      <text:p text:style-name="Standard"><text:a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><text:span text:style-name="T20">https://vpn.dmz.nordakademie.de/proxy/0ab74ebe/http/www.jstor.org/stable/10.5325/jinfopoli.5.2015.0006?Search=yes&amp;resultItemClick=true&amp;searchText=big&amp;searchText=data&amp;searchText=google&amp;searchUri=%2Faction%2FdoBasicSearch%3FQuery%3Dbig%2Bdata%2Bgoog</text:span><text:span text:style-name="T21">le</text:span></text:a></text:p>
      <text:p text:style-name="Standard"/>
      <text:p text:style-name="P22">what makes big data big data</text:p>
      <text:p text:style-name="Standard"><text:a xlink:href="http://journals.sagepub.com/doi/abs/10.1177/2053951716631130" office:target-frame-name="_top" xlink:show="replace"><text:span text:style-name="T23">http://journals.sagepub.com/doi/abs/10.1177/2053951716631130</text:span></text:a></text:p>
      <text:p text:style-name="Standard"/>
      <text:p text:style-name="P24">big data and sensor society</text:p>
      <text:p text:style-name="Standard"><text:a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><text:span text:style-name="T25">https://books.google.de/books?hl=en&amp;lr=&amp;id=RjxMDQAAQBAJ&amp;oi=fnd&amp;pg=PA61&amp;dq=big</text:span><text:span text:style-name="T26">+data+%22google%22+privacy&amp;ots=BftDTsP9lo&amp;sig=wnbTgnZPQChNlalARHWGtNWW-7s&amp;redir_esc=y#v=onepage&amp;q=big%20data%20%22google%22%20privacy&amp;f=false</text:span></text:a></text:p>
      <text:p text:style-name="Standard"/>
      <text:p text:style-name="P27">Datafication, dataism and dataveillance: Big Data between scientific paradigm and ideology</text:p>
      <text:p text:style-name="Standard"><text:a xlink:href="https://www.researchgate.net/publication/283985880_Datafication_Dataism_and_Dataveillance_Big_Data_Between_Scientific_Paradigm_and_Ideology" office:target-frame-name="_top" xlink:show="replace"><text:span text:style-name="T28">https://www.researchgate.net/publication/283985880_Datafication_Dataism_and_Dataveillance_Big_Data_Between_Scientific_Par</text:span><text:span text:style-name="T29">adigm_and_Ideology</text:span></text:a></text:p>
      <text:p text:style-name="P30"/>
      <text:p text:style-name="P31">Semantic approach to automating management of big data privacy policies</text:p>
      <text:p text:style-name="Standard"><text:a xlink:href="http://ieeexplore.ieee.org/abstract/document/7840639/?reload=true" office:target-frame-name="_top" xlink:show="replace"><text:span text:style-name="T32">http://ieeexplore.ieee.org/abstract/document/7840639/?reload=true</text:span></text:a></text:p>
      <text:p text:style-name="P33"/>
      <text:p text:style-name="P34">Tracking<text:s/>Personal Data Use: Provenance And Trust</text:p>
      <text:p text:style-name="Standard"><text:a xlink:href="https://pdfs.semanticscholar.org/a8ba/72746a8e39e20685a412d9cb411be00a341e.pdf" office:target-frame-name="_top" xlink:show="replace"><text:span text:style-name="T35">https://pdfs.semanticscholar.org/a8ba/72746a8e39e20685a412d9cb411be00a341e.pdf</text:span></text:a></text:p>
      <text:p text:style-name="Standard"/>
      <text:p text:style-name="P36">The business of personal data: Google, Facebook, and privacy issues in the EU and the USA</text:p>
      <text:p text:style-name="Standard"><text:a xlink:href="https://academic.oup.com/idpl/article-abstract/7/1/36/3097625?redirectedFrom=fulltext" office:target-frame-name="_top" xlink:show="replace"><text:span text:style-name="T37">https://academic.oup.com/idpl/article-abstract/7/1/36/3097625?redirectedFrom=fulltext</text:span></text:a></text:p>
      <text:p text:style-name="Standard"/>
      <text:p text:style-name="P38">Of Men and Mice:<text:s/>Should the EU Data Protection Authorities' Reaction to Google's New Privacy Policy Raise Concern for the Future of the Purpose Limitation Principle</text:p>
      <text:p text:style-name="Standard"><text:a xlink:href="http://heinonline.org/HOL/LandingPage?handle=hein.journals/edpl1&amp;div=7&amp;id=&amp;page" office:target-frame-name="_top" xlink:show="replace"><text:span text:style-name="T39">http://hei</text:span><text:span text:style-name="T40">nonline.org/HOL/LandingPage?handle=hein.journals/edpl1&amp;div=7&amp;id=&amp;page</text:span></text:a><text:span text:style-name="T41">=</text:span></text:p>
      <text:p text:style-name="Standard"/>
      <text:p text:style-name="P42">Information Privacy Research: An Interdisciplinary Review</text:p>
      <text:p text:style-name="Standard"><text:a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><text:span text:style-name="T43">https://vpn.dmz.nordakademie.de/proxy/0ab74ebe/http/www.jstor.org/stable/41409</text:span><text:span text:style-name="T44">970?Search=yes&amp;resultItemClick=true&amp;searchText=big&amp;searchText=data&amp;searchText=privacy&amp;searchText=google&amp;searchUri=%2Faction%2FdoBasicSearch%3FQuery%3Dbig%2Bdata%2Bprivacy%2Bgoogle&amp;seq=1#page_scan_tab_contents</text:span></text:a></text:p>
      <text:p text:style-name="Standard"/>
      <text:p text:style-name="Standard"/>
      <text:p text:style-name="Standard"/>
      <text:p text:style-name="P45">Number of daily new data</text:p>
      <text:p text:style-name="Standard"><text:a xlink:href="http://blog.wiwo.de/look-at-it/2015/04/22/big-data-25-trillionen-byte-daten-jeden-tag-wachst-vier-mal-schneller-als-weltwirtschaft/" office:target-frame-name="_top" xlink:show="replace"><text:span text:style-name="T46">http://blog.wiwo.de/look-at-it/2015/04/22/big-data-25-trillionen-byte-daten-jeden-tag-wachst-vier-mal-schnell</text:span><text:span text:style-name="T47">er-als-weltwirtschaft/</text:span></text:a></text:p>
      <text:p text:style-name="Standard"/>
      <text:p text:style-name="P48">Number of daily data</text:p>
      <text:p text:style-name="Standard"><text:a xlink:href="https://de.statista.com/statistik/daten/studie/267974/umfrage/prognose-zum-weltweit-generierten-datenvolumen/" office:target-frame-name="_top" xlink:show="replace"><text:span text:style-name="T49">https://de.statista.com/statistik/daten/studie/267974/umfrage/prognose-zum-weltweit-</text:span><text:span text:style-name="T50">generierten-datenvolumen/</text:span></text:a></text:p>
      <text:p text:style-name="Standard"/>
      <text:p text:style-name="P51">Datenschutzrecht beachten bei Big Data und Business Analytics</text:p>
      <text:p text:style-name="P52">https://www.thomashelbing.com/de/datenschutzrecht-beachten-big-data-business-analytics-buchkapitel-kostenlosen-download</text:p>
      <text:p text:style-name="P53"/>
      <text:list text:style-name="LFO1" text:continue-numbering="true">
        <text:list-item>
          <text:p text:style-name="P54">„Es geht eben nicht nur um »persönliche« Daten, sondern um alle personenbezogenen oder -beziehbaren Informationen. Gerade im Bereich Business Intelligence und Big Data werden Datenschutzanforderungen häufig zu schnell beiseitegeschoben, weil fälschlicherweise davon ausgegangen wird, es seien keine personenbezogenen Daten im Spiel.“</text:p>
        </text:list-item>
        <text:list-item>
          <text:p text:style-name="P55">Umgang mit Personenbezogenen Daten: „Es gilt ein »Verbot mit Erlaubnisvorbehalt«.“</text:p>
          <text:list text:continue-numbering="true">
            <text:list-item>
              <text:p text:style-name="P56"><text:span text:style-name="T57">„[Es] stellt sich also nicht die Frage: »[Was] verbietet uns das Datenschutzrecht</text:span><text:span text:style-name="T58"><text:s/>[…]</text:span><text:span text:style-name="T59">?«, sondern […] »Ist das überhaupt erlaubt?« „</text:span></text:p>
            </text:list-item>
          </text:list>
        </text:list-item>
        <text:list-item>
          <text:p text:style-name="P60"><text:span text:style-name="T61">Betroffenen muss klar sein, wer ihre Daten verarbeitet und für welchen konkreten Zweck (</text:span><text:span text:style-name="T62">Transparenz</text:span><text:span text:style-name="T63">)</text:span></text:p>
        </text:list-item>
        <text:list-item>
          <text:p text:style-name="P64"><text:span text:style-name="T65">Nur so viele Daten erheben, wie<text:s/></text:span><text:span text:style-name="T66">für den Zweck<text:s/></text:span><text:span text:style-name="T67">nötig</text:span><text:span text:style-name="T68">. Nicht mehr benötigte Daten löschen (</text:span><text:span text:style-name="T69">Datensparsamkeit</text:span><text:span text:style-name="T70">)</text:span></text:p>
        </text:list-item>
        <text:list-item>
          <text:p text:style-name="P71"><text:span text:style-name="T72">Daten dürfen nicht über Drittquellen erhoben werden (</text:span><text:span text:style-name="T73">Direkterhebungsgrundsatz</text:span><text:span text:style-name="T74">)</text:span></text:p>
        </text:list-item>
        <text:list-item>
          <text:p text:style-name="P75"><text:span text:style-name="T76">Personenbezogene Daten sind nur für den im Voraus festgelegten Zweck nutzbar<text:s/></text:span><text:span text:style-name="T77">(</text:span><text:span text:style-name="T78">Zweckbindungsgrundsatz</text:span><text:span text:style-name="T79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line-height="106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dobe Devanagari" style:font-name-asian="Calibri" style:font-name-complex="Adobe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te .</dc:creator>
    <meta:creation-date>2018-01-18T10:23:00Z</meta:creation-date>
    <dc:date>2018-01-19T22:14:00Z</dc:date>
    <meta:template xlink:href="Normal.dotm" xlink:type="simple"/>
    <meta:editing-cycles>8</meta:editing-cycles>
    <meta:editing-duration>PT0S</meta:editing-duration>
    <meta:document-statistic meta:page-count="2" meta:paragraph-count="12" meta:word-count="864" meta:character-count="6302" meta:row-count="45" meta:non-whitespace-character-count="5450"/>
  </office:meta>
</office:document-meta>
</file>